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 style:data-style-name="N33">
      <style:table-cell-properties fo:border="0.002cm solid #000000"/>
    </style:style>
    <style:style style:name="ce9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1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9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O">
            <text:p>O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table:number-columns-repeated="2" office:value-type="date" office:date-value="2007-05-15">
            <text:p>5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O">
            <text:p>O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O">
            <text:p>O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O">
            <text:p>O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 office:value-type="date" office:date-value="2007-05-18">
            <text:p>5月18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table:number-columns-repeated="2" office:value-type="date" office:date-value="2007-05-17">
            <text:p>5月17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O">
            <text:p>O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O">
            <text:p>O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O">
            <text:p>O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6">
            <text:p>5月6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O">
            <text:p>O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9">
            <text:p>5月9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O">
            <text:p>O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8">
            <text:p>5月8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O">
            <text:p>O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10">
            <text:p>5月10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O">
            <text:p>O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table:number-columns-repeated="2" office:value-type="date" office:date-value="2007-05-18">
            <text:p>5月18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8" office:value-type="date" office:date-value="2007-05-18">
            <text:p>5月18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8" office:value-type="date" office:date-value="2007-05-18">
            <text:p>5月18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1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10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10" office:value-type="string">
            <text:p>O</text:p>
          </table:table-cell>
          <table:table-cell table:style-name="Default" table:number-columns-repeated="3"/>
          <table:table-cell table:style-name="ce10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10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8">2007/05/18</text:date>, <text:time>21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4-20T08:34:22</meta:creation-date>
    <dc:date>2007-05-18T21:34:14</dc:date>
    <dc:language>en-US</dc:language>
    <meta:editing-cycles>20</meta:editing-cycles>
    <meta:user-defined meta:name="Info 1"/>
    <meta:user-defined meta:name="Info 2"/>
    <meta:user-defined meta:name="Info 3"/>
    <meta:user-defined meta:name="Info 4"/>
    <meta:document-statistic meta:table-count="3" meta:cell-count="5735"/>
  </office:meta>
</office:document-meta>
</file>